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EventQueu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EventRunner.ElementEventRunner( IElementEventHandler hand , IElement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ElementEventRunner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lementEventQueue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QProcessor.Q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EventQueue.put( AbstractElementEventRunner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lementEventQueue.tak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ElementEventRunner.do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EventQueue.isAl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EventQueue.addElementEvent( IElementEventHandler hand , IElement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QProcessor.ru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ElementEventQueue.ElementEventQueue( String cac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